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0f1178"/>
    </style:style>
    <style:style style:name="P2" style:family="paragraph" style:parent-style-name="Heading_20_3">
      <style:paragraph-properties fo:keep-with-next="always"/>
      <style:text-properties officeooo:paragraph-rsid="000f1178"/>
    </style:style>
    <style:style style:name="P3" style:family="paragraph" style:parent-style-name="Heading_20_3">
      <style:text-properties officeooo:paragraph-rsid="000f1178"/>
    </style:style>
    <style:style style:name="P4" style:family="paragraph" style:parent-style-name="Horizontal_20_Line">
      <style:text-properties officeooo:paragraph-rsid="000f1178"/>
    </style:style>
    <style:style style:name="P5" style:family="paragraph" style:parent-style-name="Preformatted_20_Text">
      <style:paragraph-properties style:writing-mode="lr-tb"/>
      <style:text-properties officeooo:paragraph-rsid="000f1178" fo:background-color="#ffff38"/>
    </style:style>
    <style:style style:name="P6" style:family="paragraph" style:parent-style-name="Preformatted_20_Text" style:list-style-name="L24">
      <style:paragraph-properties fo:margin-left="0cm" fo:margin-right="0cm" fo:margin-top="0cm" fo:margin-bottom="0.499cm" style:contextual-spacing="false" fo:text-indent="0cm" style:auto-text-indent="false" style:writing-mode="lr-tb"/>
      <style:text-properties officeooo:paragraph-rsid="000f1178"/>
    </style:style>
    <style:style style:name="P7" style:family="paragraph" style:parent-style-name="Preformatted_20_Text" style:list-style-name="L32">
      <style:paragraph-properties fo:margin-left="0cm" fo:margin-right="0cm" fo:margin-top="0cm" fo:margin-bottom="0.499cm" style:contextual-spacing="false" fo:text-indent="0cm" style:auto-text-indent="false" style:writing-mode="lr-tb"/>
      <style:text-properties officeooo:paragraph-rsid="000f1178"/>
    </style:style>
    <style:style style:name="P8" style:family="paragraph" style:parent-style-name="Preformatted_20_Text">
      <style:paragraph-properties fo:margin-left="0cm" fo:margin-right="0cm" fo:text-indent="0cm" style:auto-text-indent="false" style:writing-mode="lr-tb"/>
      <style:text-properties officeooo:paragraph-rsid="000f1178"/>
    </style:style>
    <style:style style:name="P9" style:family="paragraph" style:parent-style-name="Preformatted_20_Text">
      <style:paragraph-properties fo:margin-left="0cm" fo:margin-right="0cm" fo:margin-top="0cm" fo:margin-bottom="0.499cm" style:contextual-spacing="false" fo:text-indent="0cm" style:auto-text-indent="false" style:writing-mode="lr-tb"/>
      <style:text-properties officeooo:paragraph-rsid="000f1178"/>
    </style:style>
    <style:style style:name="P10" style:family="paragraph" style:parent-style-name="Preformatted_20_Text">
      <style:paragraph-properties style:writing-mode="lr-tb"/>
      <style:text-properties officeooo:paragraph-rsid="000f1178"/>
    </style:style>
    <style:style style:name="P11" style:family="paragraph" style:parent-style-name="Preformatted_20_Text">
      <style:paragraph-properties fo:margin-top="0cm" fo:margin-bottom="0.499cm" style:contextual-spacing="false" style:writing-mode="lr-tb"/>
      <style:text-properties officeooo:paragraph-rsid="000f1178"/>
    </style:style>
    <style:style style:name="P12" style:family="paragraph" style:parent-style-name="Preformatted_20_Text">
      <style:text-properties officeooo:paragraph-rsid="000f1178"/>
    </style:style>
    <style:style style:name="P13" style:family="paragraph" style:parent-style-name="Text_20_body" style:list-style-name="L1">
      <style:paragraph-properties fo:margin-top="0cm" fo:margin-bottom="0cm" style:contextual-spacing="false"/>
      <style:text-properties officeooo:paragraph-rsid="000f1178"/>
    </style:style>
    <style:style style:name="P14" style:family="paragraph" style:parent-style-name="Text_20_body" style:list-style-name="L1">
      <style:text-properties officeooo:paragraph-rsid="000f1178"/>
    </style:style>
    <style:style style:name="P15" style:family="paragraph" style:parent-style-name="Text_20_body" style:list-style-name="L19">
      <style:paragraph-properties fo:margin-top="0cm" fo:margin-bottom="0cm" style:contextual-spacing="false"/>
      <style:text-properties officeooo:paragraph-rsid="000f1178"/>
    </style:style>
    <style:style style:name="P16" style:family="paragraph" style:parent-style-name="Text_20_body" style:list-style-name="L19">
      <style:text-properties officeooo:paragraph-rsid="000f1178"/>
    </style:style>
    <style:style style:name="P17" style:family="paragraph" style:parent-style-name="Text_20_body" style:list-style-name="L20">
      <style:paragraph-properties fo:margin-top="0cm" fo:margin-bottom="0cm" style:contextual-spacing="false"/>
      <style:text-properties officeooo:paragraph-rsid="000f1178"/>
    </style:style>
    <style:style style:name="P18" style:family="paragraph" style:parent-style-name="Text_20_body" style:list-style-name="L20">
      <style:text-properties officeooo:paragraph-rsid="000f1178"/>
    </style:style>
    <style:style style:name="P19" style:family="paragraph" style:parent-style-name="Text_20_body" style:list-style-name="L21">
      <style:text-properties officeooo:paragraph-rsid="000f1178"/>
    </style:style>
    <style:style style:name="P20" style:family="paragraph" style:parent-style-name="Text_20_body" style:list-style-name="L22">
      <style:paragraph-properties fo:margin-top="0cm" fo:margin-bottom="0cm" style:contextual-spacing="false"/>
      <style:text-properties officeooo:paragraph-rsid="000f1178"/>
    </style:style>
    <style:style style:name="P21" style:family="paragraph" style:parent-style-name="Text_20_body" style:list-style-name="L22">
      <style:text-properties officeooo:paragraph-rsid="000f1178"/>
    </style:style>
    <style:style style:name="P22" style:family="paragraph" style:parent-style-name="Text_20_body" style:list-style-name="L23">
      <style:paragraph-properties fo:margin-top="0cm" fo:margin-bottom="0cm" style:contextual-spacing="false"/>
      <style:text-properties officeooo:paragraph-rsid="000f1178"/>
    </style:style>
    <style:style style:name="P23" style:family="paragraph" style:parent-style-name="Text_20_body" style:list-style-name="L23">
      <style:text-properties officeooo:paragraph-rsid="000f1178"/>
    </style:style>
    <style:style style:name="P24" style:family="paragraph" style:parent-style-name="Text_20_body" style:list-style-name="L24">
      <style:text-properties officeooo:paragraph-rsid="000f1178"/>
    </style:style>
    <style:style style:name="P25" style:family="paragraph" style:parent-style-name="Text_20_body" style:list-style-name="L25">
      <style:paragraph-properties fo:margin-top="0cm" fo:margin-bottom="0cm" style:contextual-spacing="false"/>
      <style:text-properties officeooo:paragraph-rsid="000f1178"/>
    </style:style>
    <style:style style:name="P26" style:family="paragraph" style:parent-style-name="Text_20_body" style:list-style-name="L25">
      <style:text-properties officeooo:paragraph-rsid="000f1178"/>
    </style:style>
    <style:style style:name="P27" style:family="paragraph" style:parent-style-name="Text_20_body" style:list-style-name="L26">
      <style:paragraph-properties fo:margin-top="0cm" fo:margin-bottom="0cm" style:contextual-spacing="false"/>
      <style:text-properties officeooo:paragraph-rsid="000f1178"/>
    </style:style>
    <style:style style:name="P28" style:family="paragraph" style:parent-style-name="Text_20_body" style:list-style-name="L26">
      <style:text-properties officeooo:paragraph-rsid="000f1178"/>
    </style:style>
    <style:style style:name="P29" style:family="paragraph" style:parent-style-name="Text_20_body" style:list-style-name="L27">
      <style:text-properties officeooo:paragraph-rsid="000f1178"/>
    </style:style>
    <style:style style:name="P30" style:family="paragraph" style:parent-style-name="Text_20_body" style:list-style-name="L28">
      <style:paragraph-properties fo:margin-top="0cm" fo:margin-bottom="0cm" style:contextual-spacing="false"/>
      <style:text-properties officeooo:paragraph-rsid="000f1178"/>
    </style:style>
    <style:style style:name="P31" style:family="paragraph" style:parent-style-name="Text_20_body" style:list-style-name="L28">
      <style:text-properties officeooo:paragraph-rsid="000f1178"/>
    </style:style>
    <style:style style:name="P32" style:family="paragraph" style:parent-style-name="Text_20_body" style:list-style-name="L29">
      <style:paragraph-properties fo:margin-top="0cm" fo:margin-bottom="0cm" style:contextual-spacing="false"/>
      <style:text-properties officeooo:paragraph-rsid="000f1178"/>
    </style:style>
    <style:style style:name="P33" style:family="paragraph" style:parent-style-name="Text_20_body" style:list-style-name="L29">
      <style:text-properties officeooo:paragraph-rsid="000f1178"/>
    </style:style>
    <style:style style:name="P34" style:family="paragraph" style:parent-style-name="Text_20_body" style:list-style-name="L30">
      <style:paragraph-properties fo:margin-top="0cm" fo:margin-bottom="0cm" style:contextual-spacing="false"/>
      <style:text-properties officeooo:paragraph-rsid="000f1178"/>
    </style:style>
    <style:style style:name="P35" style:family="paragraph" style:parent-style-name="Text_20_body" style:list-style-name="L30">
      <style:text-properties officeooo:paragraph-rsid="000f1178"/>
    </style:style>
    <style:style style:name="P36" style:family="paragraph" style:parent-style-name="Text_20_body" style:list-style-name="L31">
      <style:text-properties officeooo:paragraph-rsid="000f1178"/>
    </style:style>
    <style:style style:name="P37" style:family="paragraph" style:parent-style-name="Text_20_body" style:list-style-name="L32">
      <style:paragraph-properties fo:margin-top="0cm" fo:margin-bottom="0cm" style:contextual-spacing="false"/>
      <style:text-properties officeooo:paragraph-rsid="000f1178"/>
    </style:style>
    <style:style style:name="P38" style:family="paragraph" style:parent-style-name="Text_20_body" style:list-style-name="L32">
      <style:text-properties officeooo:paragraph-rsid="000f1178"/>
    </style:style>
    <style:style style:name="P39" style:family="paragraph" style:parent-style-name="Text_20_body" style:list-style-name="L33">
      <style:paragraph-properties fo:margin-top="0cm" fo:margin-bottom="0cm" style:contextual-spacing="false"/>
      <style:text-properties officeooo:paragraph-rsid="000f1178"/>
    </style:style>
    <style:style style:name="P40" style:family="paragraph" style:parent-style-name="Text_20_body" style:list-style-name="L33">
      <style:text-properties officeooo:paragraph-rsid="000f1178"/>
    </style:style>
    <style:style style:name="P41" style:family="paragraph" style:parent-style-name="Text_20_body" style:list-style-name="L34">
      <style:paragraph-properties fo:margin-top="0cm" fo:margin-bottom="0cm" style:contextual-spacing="false"/>
      <style:text-properties officeooo:paragraph-rsid="000f1178"/>
    </style:style>
    <style:style style:name="P42" style:family="paragraph" style:parent-style-name="Text_20_body" style:list-style-name="L34">
      <style:text-properties officeooo:paragraph-rsid="000f1178"/>
    </style:style>
    <style:style style:name="P43" style:family="paragraph" style:parent-style-name="Text_20_body" style:list-style-name="L35">
      <style:paragraph-properties fo:margin-top="0cm" fo:margin-bottom="0cm" style:contextual-spacing="false"/>
      <style:text-properties officeooo:paragraph-rsid="000f1178"/>
    </style:style>
    <style:style style:name="P44" style:family="paragraph" style:parent-style-name="Text_20_body" style:list-style-name="L35">
      <style:text-properties officeooo:paragraph-rsid="000f1178"/>
    </style:style>
    <style:style style:name="P45" style:family="paragraph" style:parent-style-name="Text_20_body">
      <style:text-properties officeooo:paragraph-rsid="000f1178"/>
    </style:style>
    <style:style style:name="T1" style:family="text">
      <style:text-properties fo:color="#800080" loext:opacity="100%" fo:font-size="28pt" style:font-size-asian="28pt" style:font-size-complex="28pt"/>
    </style:style>
    <style:style style:name="T2" style:family="text">
      <style:text-properties fo:background-color="#ffff38"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span text:style-name="Strong_20_Emphasis"><text:span text:style-name="T1">Git Rebase</text:span></text:span></text:h>
      <text:p text:style-name="P45"><text:span text:style-name="Strong_20_Emphasis">Rebasing is a powerful Git operation that can clean up and streamline your commit history.</text:span></text:p>
      <text:h text:style-name="P1" text:outline-level="2"><text:span text:style-name="Strong_20_Emphasis">Basic Git Rebase</text:span></text:h>
      <text:h text:style-name="P3" text:outline-level="3"><text:span text:style-name="Strong_20_Emphasis">Scenario</text:span></text:h>
      <text:p text:style-name="P45">You are working on a feature branch (<text:span text:style-name="Source_20_Text">feature-branch</text:span>) while your teammate updates the <text:span text:style-name="Source_20_Text">main</text:span> branch. You want to pull the latest changes from <text:span text:style-name="Source_20_Text">main</text:span> into your branch.</text:p>
      <text:h text:style-name="P3" text:outline-level="3"><text:span text:style-name="Strong_20_Emphasis">Step 1: Create the </text:span><text:span text:style-name="Source_20_Text">main</text:span><text:span text:style-name="Strong_20_Emphasis"> branch</text:span></text:h>
      <text:p text:style-name="P45">You initialize a Git repository, create a <text:span text:style-name="Source_20_Text">main</text:span> branch, and add some content.</text:p>
      <text:p text:style-name="P8"><text:span text:style-name="Source_20_Text"># Initialize Git and create a main branch</text:span></text:p>
      <text:p text:style-name="P10"><text:span text:style-name="Source_20_Text"><text:span text:style-name="T2">git init</text:span></text:span></text:p>
      <text:p text:style-name="P10"><text:span text:style-name="Source_20_Text"><text:span text:style-name="T2">git checkout -b main</text:span></text:span></text:p>
      <text:p text:style-name="P10"/>
      <text:p text:style-name="P10"><text:span text:style-name="Source_20_Text"># Add a file and make the initial commit</text:span></text:p>
      <text:p text:style-name="P10"><text:span text:style-name="Source_20_Text"><text:span text:style-name="T2">echo "Line 1" &gt; file.txt</text:span></text:span></text:p>
      <text:p text:style-name="P10"><text:span text:style-name="Source_20_Text"><text:span text:style-name="T2">git add file.txt</text:span></text:span></text:p>
      <text:p text:style-name="P11"><text:span text:style-name="Source_20_Text"><text:span text:style-name="T2">git commit -m "Initial commit on main"</text:span></text:span></text:p>
      <text:p text:style-name="P45"><text:span text:style-name="Strong_20_Emphasis">What happens</text:span>:</text:p>
      <text:list text:style-name="L1">
        <text:list-item>
          <text:p text:style-name="P13">A branch named <text:span text:style-name="Source_20_Text">main</text:span> is created.</text:p>
        </text:list-item>
        <text:list-item>
          <text:p text:style-name="P14">The file <text:span text:style-name="Source_20_Text">file.txt</text:span> is added with the content <text:span text:style-name="Source_20_Text">Line 1</text:span> and committed to the repository.</text:p>
        </text:list-item>
      </text:list>
      <text:h text:style-name="P3" text:outline-level="3"><text:span text:style-name="Strong_20_Emphasis">Step 2: Create the </text:span><text:span text:style-name="Source_20_Text">feature-branch</text:span></text:h>
      <text:p text:style-name="P45">You create a feature branch for your changes.</text:p>
      <text:p text:style-name="P8"><text:span text:style-name="Source_20_Text"># Create and switch to feature-branch</text:span></text:p>
      <text:p text:style-name="P10"><text:span text:style-name="Source_20_Text"><text:span text:style-name="T2">git checkout -b feature-branch</text:span></text:span></text:p>
      <text:p text:style-name="P5"/>
      <text:p text:style-name="P10"><text:span text:style-name="Source_20_Text"># Add a new line in the file</text:span></text:p>
      <text:p text:style-name="P10"><text:span text:style-name="Source_20_Text"><text:span text:style-name="T2">echo "Line 2" &gt;&gt; file.txt</text:span></text:span></text:p>
      <text:p text:style-name="P10"><text:span text:style-name="Source_20_Text"><text:span text:style-name="T2">git add file.txt</text:span></text:span></text:p>
      <text:p text:style-name="P11"><text:span text:style-name="Source_20_Text"><text:span text:style-name="T2">git commit -m "Add Line 2 in feature-branch"</text:span></text:span></text:p>
      <text:p text:style-name="P45"><text:span text:style-name="Strong_20_Emphasis">What happens</text:span>:</text:p>
      <text:list text:style-name="L19">
        <text:list-item>
          <text:p text:style-name="P15">A branch named <text:span text:style-name="Source_20_Text">feature-branch</text:span> is created from <text:span text:style-name="Source_20_Text">main</text:span>.</text:p>
        </text:list-item>
        <text:list-item>
          <text:p text:style-name="P16">A new line, <text:span text:style-name="Source_20_Text">Line 2</text:span>, is added to <text:span text:style-name="Source_20_Text">file.txt</text:span> and committed.</text:p>
        </text:list-item>
      </text:list>
      <text:p text:style-name="P45"><text:span text:style-name="Strong_20_Emphasis">Current branch state</text:span>:</text:p>
      <text:list text:style-name="L20">
        <text:list-item>
          <text:p text:style-name="P17"><text:span text:style-name="Source_20_Text">main</text:span>: Contains the initial commit with <text:span text:style-name="Source_20_Text">Line 1</text:span>.</text:p>
        </text:list-item>
        <text:list-item>
          <text:p text:style-name="P18"><text:span text:style-name="Source_20_Text">feature-branch</text:span>: Contains <text:span text:style-name="Source_20_Text">Line 1</text:span> and <text:span text:style-name="Source_20_Text">Line 2</text:span>.</text:p>
        </text:list-item>
      </text:list>
      <text:h text:style-name="P3" text:outline-level="3"><text:span text:style-name="Strong_20_Emphasis">Step 3: Update the </text:span><text:span text:style-name="Source_20_Text">main</text:span><text:span text:style-name="Strong_20_Emphasis"> branch</text:span></text:h>
      <text:p text:style-name="P45">Your teammate updates the <text:span text:style-name="Source_20_Text">main</text:span> branch by adding new content.</text:p>
      <text:p text:style-name="P8"><text:soft-page-break/><text:span text:style-name="Source_20_Text"># Switch to main</text:span></text:p>
      <text:p text:style-name="P10"><text:span text:style-name="Source_20_Text"><text:span text:style-name="T2">git checkout main</text:span></text:span></text:p>
      <text:p text:style-name="P10"/>
      <text:p text:style-name="P10"><text:span text:style-name="Source_20_Text"># Add a new line to the file</text:span></text:p>
      <text:p text:style-name="P10"><text:span text:style-name="Source_20_Text"><text:span text:style-name="T2">echo "Line 1.1" &gt;&gt; file.txt</text:span></text:span></text:p>
      <text:p text:style-name="P10"><text:span text:style-name="Source_20_Text"><text:span text:style-name="T2">git add file.txt</text:span></text:span></text:p>
      <text:p text:style-name="P11"><text:span text:style-name="Source_20_Text"><text:span text:style-name="T2">git commit -m "Update Line 1 in main"</text:span></text:span></text:p>
      <text:p text:style-name="P45"><text:span text:style-name="Strong_20_Emphasis">What happens</text:span>:</text:p>
      <text:list text:style-name="L21">
        <text:list-item>
          <text:p text:style-name="P19">A new commit is added to the <text:span text:style-name="Source_20_Text">main</text:span> branch that updates the file with <text:span text:style-name="Source_20_Text">Line 1.1</text:span>.</text:p>
        </text:list-item>
      </text:list>
      <text:p text:style-name="P45"><text:span text:style-name="Strong_20_Emphasis">Current branch state</text:span>:</text:p>
      <text:list text:style-name="L22">
        <text:list-item>
          <text:p text:style-name="P20"><text:span text:style-name="Source_20_Text">main</text:span>: Contains <text:span text:style-name="Source_20_Text">Line 1</text:span> and <text:span text:style-name="Source_20_Text">Line 1.1</text:span>.</text:p>
        </text:list-item>
        <text:list-item>
          <text:p text:style-name="P21"><text:span text:style-name="Source_20_Text">feature-branch</text:span>: Still contains <text:span text:style-name="Source_20_Text">Line 1</text:span> and <text:span text:style-name="Source_20_Text">Line 2</text:span>, but it does not have the updates from <text:span text:style-name="Source_20_Text">main</text:span>.</text:p>
        </text:list-item>
      </text:list>
      <text:h text:style-name="P3" text:outline-level="3"><text:span text:style-name="Strong_20_Emphasis">Step 4: Rebase </text:span><text:span text:style-name="Source_20_Text">feature-branch</text:span><text:span text:style-name="Strong_20_Emphasis"> onto </text:span><text:span text:style-name="Source_20_Text">main</text:span></text:h>
      <text:p text:style-name="P45">You bring the changes from <text:span text:style-name="Source_20_Text">main</text:span> into your <text:span text:style-name="Source_20_Text">feature-branch</text:span> using <text:span text:style-name="Source_20_Text">git rebase</text:span>.</text:p>
      <text:p text:style-name="P8"><text:span text:style-name="Source_20_Text"># Switch to feature-branch</text:span></text:p>
      <text:p text:style-name="P10"><text:span text:style-name="Source_20_Text"><text:span text:style-name="T2">git checkout feature-branch</text:span></text:span></text:p>
      <text:p text:style-name="P5"/>
      <text:p text:style-name="P10"><text:span text:style-name="Source_20_Text"># Rebase feature-branch onto main</text:span></text:p>
      <text:p text:style-name="P11"><text:span text:style-name="Source_20_Text"><text:span text:style-name="T2">git rebase main</text:span></text:span></text:p>
      <text:p text:style-name="P45"><text:span text:style-name="Strong_20_Emphasis">What happens during the rebase</text:span>:</text:p>
      <text:list text:style-name="L23">
        <text:list-item>
          <text:p text:style-name="P22">Git identifies that <text:span text:style-name="Source_20_Text">main</text:span> has a new commit (<text:span text:style-name="Source_20_Text">Update Line 1</text:span>).</text:p>
        </text:list-item>
        <text:list-item>
          <text:p text:style-name="P22">Git temporarily "removes" your commit (<text:span text:style-name="Source_20_Text">Add Line 2</text:span>) from <text:span text:style-name="Source_20_Text">feature-branch</text:span>.</text:p>
        </text:list-item>
        <text:list-item>
          <text:p text:style-name="P22">Git applies the new commit from <text:span text:style-name="Source_20_Text">main</text:span> (<text:span text:style-name="Source_20_Text">Update Line 1</text:span>) to the <text:span text:style-name="Source_20_Text">feature-branch</text:span>.</text:p>
        </text:list-item>
        <text:list-item>
          <text:p text:style-name="P23">Git reapplies your commit (<text:span text:style-name="Source_20_Text">Add Line 2</text:span>) on top of the updated <text:span text:style-name="Source_20_Text">feature-branch</text:span>.</text:p>
        </text:list-item>
      </text:list>
      <text:h text:style-name="P3" text:outline-level="3"><text:span text:style-name="Strong_20_Emphasis">Result</text:span></text:h>
      <text:p text:style-name="P45">Now, your <text:span text:style-name="Source_20_Text">feature-branch</text:span> includes the latest updates from <text:span text:style-name="Source_20_Text">main</text:span> (a linear history), and your changes are applied on top.</text:p>
      <text:p text:style-name="P45"><text:span text:style-name="Strong_20_Emphasis">History after rebase</text:span>:</text:p>
      <text:list text:style-name="L24">
        <text:list-item>
          <text:p text:style-name="P24"><text:span text:style-name="Source_20_Text">main</text:span> branch:</text:p>
          <text:p text:style-name="P6"><text:span text:style-name="Source_20_Text"><text:span text:style-name="T2">Initial commit -&gt; Update Line 1</text:span></text:span></text:p>
        </text:list-item>
        <text:list-item>
          <text:p text:style-name="P24"><text:span text:style-name="Source_20_Text">feature-branch</text:span> branch:</text:p>
          <text:p text:style-name="P6"><text:span text:style-name="Source_20_Text"><text:span text:style-name="T2">Initial commit -&gt; Update Line 1 -&gt; Add Line 2</text:span></text:span></text:p>
        </text:list-item>
      </text:list>
      <text:h text:style-name="P3" text:outline-level="3"><text:span text:style-name="Strong_20_Emphasis">Verifying the Result</text:span></text:h>
      <text:p text:style-name="P45">To confirm the new state of <text:span text:style-name="Source_20_Text">feature-branch</text:span>:</text:p>
      <text:p text:style-name="P9"><text:span text:style-name="Source_20_Text"><text:span text:style-name="T2">git log --oneline</text:span></text:span></text:p>
      <text:p text:style-name="P45">Expected output:</text:p>
      <text:list text:style-name="L25">
        <text:list-item>
          <text:p text:style-name="P25"><text:soft-page-break/>Commit <text:span text:style-name="Source_20_Text">Add Line 2</text:span>.</text:p>
        </text:list-item>
        <text:list-item>
          <text:p text:style-name="P25">Commit <text:span text:style-name="Source_20_Text">Update Line 1</text:span>.</text:p>
        </text:list-item>
        <text:list-item>
          <text:p text:style-name="P26">Commit <text:span text:style-name="Source_20_Text">Initial commit</text:span>.</text:p>
        </text:list-item>
      </text:list>
      <text:h text:style-name="P3" text:outline-level="3"><text:span text:style-name="Strong_20_Emphasis">Key Takeaways</text:span></text:h>
      <text:list text:style-name="L26">
        <text:list-item>
          <text:p text:style-name="P27"><text:span text:style-name="Strong_20_Emphasis">Before rebase</text:span>: <text:span text:style-name="Source_20_Text">feature-branch</text:span> did not have the updates from <text:span text:style-name="Source_20_Text">main</text:span>.</text:p>
        </text:list-item>
        <text:list-item>
          <text:p text:style-name="P27"><text:span text:style-name="Strong_20_Emphasis">After rebase</text:span>: <text:span text:style-name="Source_20_Text">feature-branch</text:span> has all updates from <text:span text:style-name="Source_20_Text">main</text:span>, and your changes (<text:span text:style-name="Source_20_Text">Add Line 2</text:span>) are applied cleanly on top.</text:p>
        </text:list-item>
        <text:list-item>
          <text:p text:style-name="P28"><text:span text:style-name="Source_20_Text">Rebase ensures a </text:span><text:span text:style-name="Strong_20_Emphasis">linear history</text:span><text:span text:style-name="Source_20_Text">, making it look like your changes were made after the latest updates from main.</text:span></text:p>
        </text:list-item>
      </text:list>
      <text:p text:style-name="P4"/>
      <text:h text:style-name="P1" text:outline-level="2"><text:span text:style-name="Strong_20_Emphasis">Interactive Rebase</text:span></text:h>
      <text:p text:style-name="P45">Your <text:span text:style-name="Source_20_Text">branch</text:span> has messy commits, and you want to squash them into meaningful commits before merging.</text:p>
      <text:p text:style-name="P45">Here’s your current <text:span text:style-name="Source_20_Text">git log</text:span>:</text:p>
      <text:p text:style-name="P12">sql</text:p>
      <text:p text:style-name="P12">Copy code</text:p>
      <text:p text:style-name="P8"><text:span text:style-name="Source_20_Text">commit ab4f1bdc05f28f50ae74f4438c93c30cbf1beea3 (HEAD -&gt; pharmacy)</text:span></text:p>
      <text:p text:style-name="P10"><text:span text:style-name="Source_20_Text">Author: SenthilKumar2k &lt;senthil2492000@gmail.com&gt;</text:span></text:p>
      <text:p text:style-name="P10"><text:span text:style-name="Source_20_Text">Date: <text:s text:c="2"/>Tue Dec 3 12:36:35 2024 +0530</text:span></text:p>
      <text:p text:style-name="P10"><text:span text:style-name="Source_20_Text"><text:s text:c="4"/>response</text:span></text:p>
      <text:p text:style-name="P10"/>
      <text:p text:style-name="P10"><text:span text:style-name="Source_20_Text">commit b5972021fe459a51b790cd8edc425437559b99f6</text:span></text:p>
      <text:p text:style-name="P10"><text:span text:style-name="Source_20_Text">Author: SenthilKumar2k &lt;senthil2492000@gmail.com&gt;</text:span></text:p>
      <text:p text:style-name="P10"><text:span text:style-name="Source_20_Text">Date: <text:s text:c="2"/>Tue Dec 3 12:34:27 2024 +0530</text:span></text:p>
      <text:p text:style-name="P10"><text:span text:style-name="Source_20_Text"><text:s text:c="4"/>max_stock</text:span></text:p>
      <text:p text:style-name="P10"/>
      <text:p text:style-name="P10"><text:span text:style-name="Source_20_Text">commit db0700ba19e20222535a936c9f61505d6ac8840f</text:span></text:p>
      <text:p text:style-name="P10"><text:span text:style-name="Source_20_Text">Author: SenthilKumar2k &lt;senthil2492000@gmail.com&gt;</text:span></text:p>
      <text:p text:style-name="P10"><text:span text:style-name="Source_20_Text">Date: <text:s text:c="2"/>Tue Dec 3 12:33:36 2024 +0530</text:span></text:p>
      <text:p text:style-name="P10"><text:span text:style-name="Source_20_Text"><text:s text:c="4"/>active=true</text:span></text:p>
      <text:p text:style-name="P10"/>
      <text:p text:style-name="P10"><text:span text:style-name="Source_20_Text">commit 74650e843dcf69f7592346b2822fa1da634d4844</text:span></text:p>
      <text:p text:style-name="P10"><text:span text:style-name="Source_20_Text">Author: SenthilKumar2k &lt;senthil2492000@gmail.com&gt;</text:span></text:p>
      <text:p text:style-name="P10"><text:span text:style-name="Source_20_Text">Date: <text:s text:c="2"/>Mon Dec 2 17:39:16 2024 +0530</text:span></text:p>
      <text:p text:style-name="P11"><text:span text:style-name="Source_20_Text"><text:s text:c="4"/>testing conflicts</text:span></text:p>
      <text:p text:style-name="P45">There are <text:span text:style-name="Strong_20_Emphasis">4 commits</text:span> on your <text:span text:style-name="Source_20_Text">pharmacy</text:span> branch.</text:p>
      <text:p text:style-name="P45"/>
      <text:h text:style-name="P3" text:outline-level="3"><text:span text:style-name="Strong_20_Emphasis">Goal</text:span>: Clean up commit history using <text:span text:style-name="Strong_20_Emphasis">Interactive Rebase</text:span></text:h>
      <text:p text:style-name="P45">Let’s say you want to squash the last 3 commits (those with messages "response", "max_stock", and "active=true") into one meaningful commit. Here's how we can achieve that using <text:span text:style-name="Strong_20_Emphasis">interactive rebase</text:span>.</text:p>
      <text:h text:style-name="P3" text:outline-level="3"><text:span text:style-name="Strong_20_Emphasis">Step 1: Start Interactive Rebase</text:span></text:h>
      <text:p text:style-name="P45">First, you’ll need to start the rebase. You want to modify the last 3 commits, so you’ll run:</text:p>
      <text:p text:style-name="P9"><text:soft-page-break/><text:span text:style-name="Source_20_Text"><text:span text:style-name="T2">git rebase -i HEAD~3</text:span></text:span></text:p>
      <text:p text:style-name="P45">This command tells Git to start an interactive rebase starting from <text:span text:style-name="Strong_20_Emphasis">3 commits back</text:span> from the current <text:span text:style-name="Source_20_Text">HEAD</text:span>.</text:p>
      <text:h text:style-name="P3" text:outline-level="3"><text:span text:style-name="Strong_20_Emphasis">Step 2: Modify the Rebase Plan</text:span></text:h>
      <text:p text:style-name="P45">After you run the command, Git will open an editor with something like the following:</text:p>
      <text:p text:style-name="P8"><text:span text:style-name="Source_20_Text"><text:span text:style-name="T2">pick db0700b active=true</text:span></text:span></text:p>
      <text:p text:style-name="P10"><text:span text:style-name="Source_20_Text"><text:span text:style-name="T2">pick b597202 max_stock</text:span></text:span></text:p>
      <text:p text:style-name="P11"><text:span text:style-name="Source_20_Text"><text:span text:style-name="T2">pick ab4f1bd response</text:span></text:span></text:p>
      <text:list text:style-name="L27">
        <text:list-item>
          <text:p text:style-name="P29"><text:span text:style-name="Source_20_Text">pick</text:span> means to keep the commit as it is.</text:p>
        </text:list-item>
      </text:list>
      <text:p text:style-name="P45">Now, you want to squash the second and third commits into the first one (so that they all merge into a single commit). Modify this file to look like:</text:p>
      <text:list text:style-name="L28">
        <text:list-item>
          <text:p text:style-name="P30"><text:span text:style-name="Source_20_Text">pick</text:span>: Keep the first commit (<text:span text:style-name="Source_20_Text">active=true</text:span>).</text:p>
        </text:list-item>
        <text:list-item>
          <text:p text:style-name="P30"><text:span text:style-name="Source_20_Text">squash</text:span>: Combine the second commit (<text:span text:style-name="Source_20_Text">max_stock</text:span>) into the first.</text:p>
        </text:list-item>
        <text:list-item>
          <text:p text:style-name="P31"><text:span text:style-name="Source_20_Text">squash</text:span>: Combine the third commit (<text:span text:style-name="Source_20_Text">response</text:span>) into the first.</text:p>
        </text:list-item>
      </text:list>
      <text:h text:style-name="P3" text:outline-level="3"><text:span text:style-name="Strong_20_Emphasis">Step 3: Save and Exit</text:span></text:h>
      <text:p text:style-name="P45">Once you’ve made your changes, save and exit the editor. In most editors, this means pressing <text:span text:style-name="Source_20_Text">Esc</text:span> and typing <text:span text:style-name="Source_20_Text">:wq</text:span> to save and quit (for Vim).</text:p>
      <text:h text:style-name="P3" text:outline-level="3"><text:span text:style-name="Strong_20_Emphasis">Step 4: Edit the Commit Message</text:span></text:h>
      <text:p text:style-name="P45">After saving, Git will combine all three commits into one and open another editor for you to modify the commit message.</text:p>
      <text:p text:style-name="P45">Here, Git will show the combined commit message of the three squashed commits:</text:p>
      <text:p text:style-name="P8"><text:span text:style-name="Source_20_Text"># This is a combination of 3 commits.</text:span></text:p>
      <text:p text:style-name="P10"><text:span text:style-name="Source_20_Text"># The first commit's message is:</text:span></text:p>
      <text:p text:style-name="P10"><text:span text:style-name="Source_20_Text"><text:span text:style-name="T2">active=true</text:span></text:span></text:p>
      <text:p text:style-name="P10"/>
      <text:p text:style-name="P10"><text:span text:style-name="Source_20_Text"># The 2nd commit's message is:</text:span></text:p>
      <text:p text:style-name="P10"><text:span text:style-name="Source_20_Text"><text:span text:style-name="T2">max_stock</text:span></text:span></text:p>
      <text:p text:style-name="P10"/>
      <text:p text:style-name="P10"><text:span text:style-name="Source_20_Text"># The 3rd commit's message is:</text:span></text:p>
      <text:p text:style-name="P11"><text:span text:style-name="Source_20_Text"><text:span text:style-name="T2">response</text:span></text:span></text:p>
      <text:p text:style-name="P45">You can edit this message to create a <text:span text:style-name="Strong_20_Emphasis">single meaningful commit message</text:span>. For example:</text:p>
      <text:p text:style-name="P9"><text:span text:style-name="Source_20_Text"><text:span text:style-name="T2">Add functionality for stock management: active=true, max_stock, response</text:span></text:span></text:p>
      <text:h text:style-name="P3" text:outline-level="3"><text:span text:style-name="Strong_20_Emphasis">Step 5: Complete the Rebase</text:span></text:h>
      <text:p text:style-name="P45"><text:span text:style-name="Source_20_Text">After modifying the commit message, save and exit the editor again. Git will now complete the rebase by squashing the 3 commits into one with your new commit message.</text:span></text:p>
      <text:p text:style-name="P45"><text:span text:style-name="Source_20_Text"/></text:p>
      <text:h text:style-name="P3" text:outline-level="3"><text:soft-page-break/><text:span text:style-name="Strong_20_Emphasis">Step 6: Final Commit History</text:span></text:h>
      <text:p text:style-name="P45">You can now check your Git log to confirm that the commits have been squashed into one:</text:p>
      <text:p text:style-name="P9"><text:span text:style-name="Source_20_Text">git log</text:span></text:p>
      <text:p text:style-name="P45">Your log will now show something like this:</text:p>
      <text:p text:style-name="P8"><text:span text:style-name="Source_20_Text">commit d2a0f1e05b4e9b010b25d97a9d29f2250e2ef6e6 (HEAD -&gt; pharmacy)</text:span></text:p>
      <text:p text:style-name="P10"><text:span text:style-name="Source_20_Text">Author: SenthilKumar2k &lt;senthil2492000@gmail.com&gt;</text:span></text:p>
      <text:p text:style-name="P10"><text:span text:style-name="Source_20_Text">Date: <text:s text:c="2"/>Tue Dec 3 12:36:35 2024 +0530</text:span></text:p>
      <text:p text:style-name="P10"><text:span text:style-name="Source_20_Text"><text:s text:c="4"/>Add functionality for stock management: active=true, max_stock, response</text:span></text:p>
      <text:p text:style-name="P10"/>
      <text:p text:style-name="P10"><text:span text:style-name="Source_20_Text">commit 74650e843dcf69f7592346b2822fa1da634d4844</text:span></text:p>
      <text:p text:style-name="P10"><text:span text:style-name="Source_20_Text">Author: SenthilKumar2k &lt;senthil2492000@gmail.com&gt;</text:span></text:p>
      <text:p text:style-name="P10"><text:span text:style-name="Source_20_Text">Date: <text:s text:c="2"/>Mon Dec 2 17:39:16 2024 +0530</text:span></text:p>
      <text:p text:style-name="P11"><text:span text:style-name="Source_20_Text"><text:s text:c="4"/>testing conflicts</text:span></text:p>
      <text:p text:style-name="P45"><text:span text:style-name="Strong_20_Emphasis">Result</text:span>:</text:p>
      <text:list text:style-name="L29">
        <text:list-item>
          <text:p text:style-name="P32">The three commits (<text:span text:style-name="Source_20_Text">response</text:span>, <text:span text:style-name="Source_20_Text">max_stock</text:span>, <text:span text:style-name="Source_20_Text">active=true</text:span>) have been combined into a single commit with a new, meaningful message.</text:p>
        </text:list-item>
        <text:list-item>
          <text:p text:style-name="P33">The commit history is cleaner and more organized.</text:p>
        </text:list-item>
      </text:list>
      <text:h text:style-name="P3" text:outline-level="3"><text:span text:style-name="Strong_20_Emphasis">Step 7: Push the Changes</text:span></text:h>
      <text:p text:style-name="P45">If you’ve already pushed these commits to a remote repository, you’ll need to <text:span text:style-name="Strong_20_Emphasis">force-push</text:span> the changes since rebase rewrites history:</text:p>
      <text:p text:style-name="P9"><text:span text:style-name="Source_20_Text"><text:span text:style-name="T2">git push origin pharmacy --force</text:span></text:span></text:p>
      <text:p text:style-name="P45"><text:span text:style-name="Strong_20_Emphasis">Caution</text:span>: Force pushing should be done with caution, especially if others are working on the same branch. It’s often safer to use <text:span text:style-name="Source_20_Text"><text:span text:style-name="T2">--force-with-lease</text:span></text:span> to ensure that you’re not overwriting someone else’s work.</text:p>
      <text:h text:style-name="P3" text:outline-level="3"><text:span text:style-name="Strong_20_Emphasis">Recap</text:span>:</text:h>
      <text:list text:style-name="L30">
        <text:list-item>
          <text:p text:style-name="P34"><text:span text:style-name="Strong_20_Emphasis">Interactive Rebase</text:span> helps you modify your commit history.</text:p>
        </text:list-item>
        <text:list-item>
          <text:p text:style-name="P34"><text:span text:style-name="Strong_20_Emphasis">Squashing</text:span> commits is useful for cleaning up history before merging.</text:p>
        </text:list-item>
        <text:list-item>
          <text:p text:style-name="P35">You can rewrite commit messages to make them more meaningful.</text:p>
        </text:list-item>
      </text:list>
      <text:p text:style-name="P4"><text:span text:style-name="Source_20_Text"/></text:p>
      <text:h text:style-name="P1" text:outline-level="2"><text:span text:style-name="Strong_20_Emphasis">Resolving Conflicts During Rebase</text:span></text:h>
      <text:h text:style-name="P3" text:outline-level="3"><text:span text:style-name="Strong_20_Emphasis">Scenario</text:span></text:h>
      <text:p text:style-name="P45">You rebased your branch, but conflicts arise because both <text:span text:style-name="Source_20_Text">main</text:span> and <text:span text:style-name="Source_20_Text">feature-branch</text:span> modify the same lines.</text:p>
      <text:p text:style-name="P45"><text:span text:style-name="Strong_20_Emphasis">Setup</text:span>:</text:p>
      <text:p text:style-name="P8"><text:span text:style-name="Source_20_Text"># Modify Line 1 in main</text:span></text:p>
      <text:p text:style-name="P10"><text:span text:style-name="Source_20_Text"><text:span text:style-name="T2">git checkout main</text:span></text:span></text:p>
      <text:p text:style-name="P10"><text:span text:style-name="Source_20_Text"><text:span text:style-name="T2">echo "Conflicting Line 1" &gt; file.txt</text:span></text:span></text:p>
      <text:p text:style-name="P10"><text:span text:style-name="Source_20_Text"><text:span text:style-name="T2">git add file.txt</text:span></text:span></text:p>
      <text:p text:style-name="P10"><text:span text:style-name="Source_20_Text"><text:span text:style-name="T2">git commit -m "Modify Line 1 in main"</text:span></text:span></text:p>
      <text:p text:style-name="P10"><text:soft-page-break/></text:p>
      <text:p text:style-name="P10"><text:span text:style-name="Source_20_Text"># Rebase feature-branch onto main</text:span></text:p>
      <text:p text:style-name="P10"><text:span text:style-name="Source_20_Text"><text:span text:style-name="T2">git checkout feature-branch</text:span></text:span></text:p>
      <text:p text:style-name="P11"><text:span text:style-name="Source_20_Text"><text:span text:style-name="T2">git rebase main</text:span></text:span></text:p>
      <text:p text:style-name="P45"><text:span text:style-name="Strong_20_Emphasis">Conflict</text:span>: Git pauses the rebase and indicates a conflict in <text:span text:style-name="Source_20_Text">file.txt</text:span>.</text:p>
      <text:p text:style-name="P45"><text:span text:style-name="Strong_20_Emphasis">Resolve the conflict</text:span>:</text:p>
      <text:p text:style-name="P8"><text:span text:style-name="Source_20_Text"># Edit file.txt to resolve the conflict</text:span></text:p>
      <text:p text:style-name="P10"><text:span text:style-name="Source_20_Text"><text:span text:style-name="T2">echo "Final Line 1" &gt; file.txt</text:span></text:span></text:p>
      <text:p text:style-name="P10"><text:span text:style-name="Source_20_Text"><text:span text:style-name="T2">echo "Line 2" &gt;&gt; file.txt</text:span></text:span></text:p>
      <text:p text:style-name="P10"/>
      <text:p text:style-name="P10"><text:span text:style-name="Source_20_Text"># Stage the resolved file</text:span></text:p>
      <text:p text:style-name="P10"><text:span text:style-name="Source_20_Text"><text:span text:style-name="T2">git add file.txt</text:span></text:span></text:p>
      <text:p text:style-name="P10"/>
      <text:p text:style-name="P10"><text:span text:style-name="Source_20_Text"># Continue the rebase</text:span></text:p>
      <text:p text:style-name="P11"><text:span text:style-name="Source_20_Text"><text:span text:style-name="T2">git rebase --continue</text:span></text:span></text:p>
      <text:p text:style-name="P45"><text:span text:style-name="Strong_20_Emphasis">Result</text:span>:</text:p>
      <text:list text:style-name="L31">
        <text:list-item>
          <text:p text:style-name="P36">The rebase finishes, applying the commits from <text:span text:style-name="Source_20_Text">feature-branch</text:span> on top of <text:span text:style-name="Source_20_Text">main</text:span>.</text:p>
        </text:list-item>
      </text:list>
      <text:h text:style-name="P1" text:outline-level="2"><text:span text:style-name="Strong_20_Emphasis">Best Practices</text:span></text:h>
      <text:list text:style-name="L32">
        <text:list-item>
          <text:p text:style-name="P37"><text:span text:style-name="Strong_20_Emphasis">Don’t rebase shared branches</text:span>: Use merge instead.</text:p>
        </text:list-item>
        <text:list-item>
          <text:p text:style-name="P38"><text:span text:style-name="Strong_20_Emphasis">Create backups</text:span> before rebasing:</text:p>
          <text:p text:style-name="P7"><text:span text:style-name="Source_20_Text"><text:span text:style-name="T2">git branch backup-feature-branch</text:span></text:span></text:p>
        </text:list-item>
        <text:list-item>
          <text:p text:style-name="P38"><text:span text:style-name="Strong_20_Emphasis">Use interactive rebase</text:span> for cleaning up history.</text:p>
        </text:list-item>
      </text:list>
      <text:p text:style-name="P4"/>
      <text:h text:style-name="P1" text:outline-level="2"><text:span text:style-name="Strong_20_Emphasis">Rebase vs Merge</text:span></text:h>
      <text:p text:style-name="P45"><text:span text:style-name="Strong_20_Emphasis">Key Difference</text:span>:</text:p>
      <text:list text:style-name="L33">
        <text:list-item>
          <text:p text:style-name="P39"><text:span text:style-name="Strong_20_Emphasis">Rebase</text:span>: Clean, linear history.</text:p>
        </text:list-item>
        <text:list-item>
          <text:p text:style-name="P40"><text:span text:style-name="Strong_20_Emphasis">Merge</text:span>: Includes a merge commit.</text:p>
        </text:list-item>
      </text:list>
      <text:p text:style-name="P4"/>
      <text:h text:style-name="P1" text:outline-level="2"><text:span text:style-name="Strong_20_Emphasis">Rebase and Push</text:span></text:h>
      <text:h text:style-name="P3" text:outline-level="3"><text:span text:style-name="Strong_20_Emphasis">Scenario</text:span></text:h>
      <text:p text:style-name="P45">After rebasing, the commit history has changed. You must force-push to update the remote.</text:p>
      <text:p text:style-name="P8"><text:span text:style-name="Source_20_Text"><text:span text:style-name="T2">git rebase main</text:span></text:span></text:p>
      <text:p text:style-name="P11"><text:span text:style-name="Source_20_Text"><text:span text:style-name="T2">git push origin feature-branch --force</text:span></text:span></text:p>
      <text:p text:style-name="P45"><text:span text:style-name="Strong_20_Emphasis">Why force-push?</text:span></text:p>
      <text:list text:style-name="L34">
        <text:list-item>
          <text:list>
            <text:list-item>
              <text:p text:style-name="P41">After the rebase, the history of <text:span text:style-name="Source_20_Text">feature-branch</text:span> is different from the remote version.</text:p>
            </text:list-item>
            <text:list-item>
              <text:p text:style-name="P42"><text:soft-page-break/><text:span text:style-name="Strong_20_Emphasis">Force-pushing</text:span> tells Git to overwrite the remote branch with your local version (the newly rebased one).</text:p>
            </text:list-item>
          </text:list>
        </text:list-item>
      </text:list>
      <text:h text:style-name="P3" text:outline-level="3"><text:span text:style-name="Strong_20_Emphasis">Using </text:span><text:span text:style-name="Source_20_Text">--force-with-lease</text:span><text:span text:style-name="Strong_20_Emphasis"> Instead of </text:span><text:span text:style-name="Source_20_Text">--force</text:span></text:h>
      <text:p text:style-name="P45">Now, here’s a safer alternative to <text:span text:style-name="Source_20_Text">--force</text:span> called <text:span text:style-name="Source_20_Text">--force-with-lease</text:span>. This option ensures you don’t accidentally overwrite changes that other people may have pushed to the remote branch after you last pulled.</text:p>
      <text:p text:style-name="P9"><text:span text:style-name="Source_20_Text"><text:span text:style-name="T2">git push origin feature-branch --force-with-lease</text:span></text:span></text:p>
      <text:list text:style-name="L35">
        <text:list-item>
          <text:p text:style-name="P43"><text:span text:style-name="Strong_20_Emphasis">What does </text:span><text:span text:style-name="Source_20_Text">--force-with-lease</text:span><text:span text:style-name="Strong_20_Emphasis"> do?</text:span></text:p>
          <text:list>
            <text:list-item>
              <text:p text:style-name="P43">This checks if the remote branch has any commits that you don't have locally (i.e., if someone else has pushed changes while you were working). If there are new commits that you haven't seen, Git will stop the push, preventing you from overwriting someone else’s changes.</text:p>
            </text:list-item>
          </text:list>
        </text:list-item>
        <text:list-item>
          <text:p text:style-name="P43"><text:span text:style-name="Strong_20_Emphasis">Why use it?</text:span></text:p>
          <text:list>
            <text:list-item>
              <text:p text:style-name="P44">It is safer than <text:span text:style-name="Source_20_Text">--force</text:span> because it prevents accidental data loss if others have pushed changes since your last pull.</text:p>
            </text:list-item>
          </text:list>
        </text:list-item>
      </text:list>
      <text:p text:style-name="P45"><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3T18:16:25.210187988</meta:creation-date>
    <meta:generator>LibreOffice/24.2.5.2$Linux_X86_64 LibreOffice_project/420$Build-2</meta:generator>
    <dc:date>2024-12-03T18:18:13.104171637</dc:date>
    <meta:editing-duration>PT1M49S</meta:editing-duration>
    <meta:editing-cycles>1</meta:editing-cycles>
    <meta:document-statistic meta:table-count="0" meta:image-count="0" meta:object-count="0" meta:page-count="7" meta:paragraph-count="197" meta:word-count="1501" meta:character-count="9074" meta:non-whitespace-character-count="7790"/>
  </office:meta>
</office:document-meta>
</file>